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Times New Roman" fo:font-size="10pt" fo:letter-spacing="normal" fo:font-style="normal" fo:font-weight="normal" style:font-size-asian="10pt" style:font-size-complex="10pt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2125" loext:opacity="100%" style:font-name="Times New Roman" fo:font-size="10pt" fo:letter-spacing="normal" fo:font-style="normal" fo:font-weight="normal" style:font-size-asian="10pt" style:font-size-complex="10pt"/>
    </style:style>
    <style:style style:name="P3" style:family="paragraph" style:parent-style-name="Text_20_body">
      <style:paragraph-properties fo:margin-left="0.968cm" fo:margin-right="0cm" fo:text-align="start" style:justify-single-word="false" fo:orphans="2" fo:widows="2" fo:text-indent="0cm" style:auto-text-indent="false"/>
      <style:text-properties fo:font-variant="normal" fo:text-transform="none" fo:color="#1d2125" loext:opacity="100%" style:font-name="Times New Roman" fo:font-size="10pt" fo:letter-spacing="normal" fo:font-style="normal" fo:font-weight="normal" style:font-size-asian="10pt" style:font-size-complex="10pt"/>
    </style:style>
    <style:style style:name="P4" style:family="paragraph" style:parent-style-name="Text_20_body">
      <style:paragraph-properties fo:margin-left="0.968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Times New Roman" fo:font-size="10pt" fo:letter-spacing="normal" fo:font-style="normal" fo:font-weight="normal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Times New Roman" fo:font-size="10pt" fo:letter-spacing="normal" fo:font-style="normal" fo:font-weight="normal" style:font-size-asian="10pt" style:font-size-complex="10pt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Times New Roman" fo:font-size="10pt" fo:letter-spacing="normal" fo:font-style="normal" fo:font-weight="normal" officeooo:paragraph-rsid="00193e24" style:font-size-asian="10pt" style:font-size-complex="10pt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Times New Roman" fo:font-size="10pt" fo:letter-spacing="normal" fo:font-style="italic" style:text-underline-style="solid" style:text-underline-width="auto" style:text-underline-color="font-color" fo:font-weight="normal" style:font-size-asian="10pt" style:font-size-complex="10pt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Times New Roman" fo:font-size="10pt" fo:letter-spacing="normal" fo:font-style="italic" style:text-underline-style="solid" style:text-underline-width="auto" style:text-underline-color="font-color" fo:font-weight="normal" style:font-size-asian="10pt" style:font-size-complex="10pt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Times New Roman" fo:font-size="10pt" fo:letter-spacing="normal" fo:font-style="italic" style:text-underline-style="solid" style:text-underline-width="auto" style:text-underline-color="font-color" fo:font-weight="normal" officeooo:paragraph-rsid="00193e24" style:font-size-asian="10pt" style:font-size-complex="10pt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Times New Roman" fo:font-size="10pt" fo:letter-spacing="normal" fo:font-style="italic" fo:font-weight="bold" officeooo:paragraph-rsid="00193e24" style:font-size-asian="10pt" style:font-size-complex="10pt"/>
    </style:style>
    <style:style style:name="P1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d2125" loext:opacity="100%" style:font-name="Times New Roman" fo:font-size="12pt" fo:letter-spacing="normal" fo:font-style="normal" fo:font-weight="bold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  <style:text-properties fo:font-variant="normal" fo:text-transform="none" fo:color="#1d2125" loext:opacity="100%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font-size="10pt" style:font-size-asian="10pt" style:font-size-complex="10pt"/>
    </style:style>
    <style:style style:name="P14" style:family="paragraph" style:parent-style-name="Text_20_body">
      <style:paragraph-properties fo:margin-left="0.968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text-properties fo:font-size="10pt" officeooo:rsid="00194dc9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f19fb"/>
    </style:style>
    <style:style style:name="T3" style:family="text">
      <style:text-properties fo:font-style="italic"/>
    </style:style>
    <style:style style:name="T4" style:family="text">
      <style:text-properties fo:font-style="italic" style:text-underline-style="solid" style:text-underline-width="auto" style:text-underline-color="font-color"/>
    </style:style>
    <style:style style:name="T5" style:family="text">
      <style:text-properties fo:font-style="italic" style:text-underline-style="solid" style:text-underline-width="auto" style:text-underline-color="font-color" officeooo:rsid="001f19fb"/>
    </style:style>
    <style:style style:name="T6" style:family="text">
      <style:text-properties fo:font-style="italic" fo:font-weight="bold"/>
    </style:style>
    <style:style style:name="T7" style:family="text">
      <style:text-properties fo:font-style="italic" fo:font-weight="bold" officeooo:rsid="0020c0dc"/>
    </style:style>
    <style:style style:name="T8" style:family="text">
      <style:text-properties fo:font-weight="bold"/>
    </style:style>
    <style:style style:name="T9" style:family="text">
      <style:text-properties fo:font-variant="normal" fo:text-transform="none" fo:color="#1d2125" loext:opacity="100%" fo:letter-spacing="normal" fo:font-style="normal" fo:font-weight="bold"/>
    </style:style>
    <style:style style:name="T10" style:family="text">
      <style:text-properties fo:font-variant="normal" fo:text-transform="none" fo:color="#1d2125" loext:opacity="100%" fo:letter-spacing="normal" fo:font-style="normal" fo:font-weight="normal"/>
    </style:style>
    <style:style style:name="T11" style:family="text">
      <style:text-properties fo:font-variant="normal" fo:text-transform="none" fo:color="#1d2125" loext:opacity="100%" fo:letter-spacing="normal" fo:font-style="normal" style:text-underline-style="solid" style:text-underline-width="auto" style:text-underline-color="font-color" fo:font-weight="normal"/>
    </style:style>
    <style:style style:name="T12" style:family="text">
      <style:text-properties fo:font-variant="normal" fo:text-transform="none" fo:color="#1d2125" loext:opacity="100%" fo:letter-spacing="normal" fo:font-style="italic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color="#1d2125" loext:opacity="100%" fo:letter-spacing="normal" fo:font-style="italic" fo:font-weight="normal"/>
    </style:style>
    <style:style style:name="T14" style:family="text">
      <style:text-properties fo:font-variant="normal" fo:text-transform="none" fo:color="#1d2125" loext:opacity="100%" fo:letter-spacing="normal" fo:font-style="italic" fo:font-weight="normal" officeooo:rsid="00193e24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1f19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- Implementar las siguientes clases:</text:p>
      <text:p text:style-name="Standard"/>
      <text:p text:style-name="P2"><text:span text:style-name="T8">Pasajero</text:span> que representa un pasajero del tren.<text:line-break/>Sólo se <text:span text:style-name="T4">almacenará su nombre</text:span> y tendrá las <text:span text:style-name="T1">funciones: </text:span><text:span text:style-name="T4">constructora</text:span><text:span text:style-name="T1"> (que lo inicializa) y </text:span><text:span text:style-name="T2">G</text:span><text:span text:style-name="T4">etNombre()</text:span><text:span text:style-name="T1"> que devuelve el nombre del pasajero</text:span>.</text:p>
      <text:p text:style-name="P13"><text:span text:style-name="T9">VagonPasajeros</text:span><text:span text:style-name="T10"> que representa un vagón de pasajeros,tendrá información sobre los pasajeros que transporta o podría transportar.<text:line-break/>Tiene como </text:span><text:span text:style-name="T12">atributo</text:span><text:span text:style-name="T11">, una tabla asientos</text:span><text:span text:style-name="T10"> que representa los asientos del tren, de modo que cada elemento de la tabla puede estar libre u ocupada por un objeto pasajero.<text:line-break/>Sus </text:span><text:span text:style-name="T12">métodos</text:span><text:span text:style-name="T10"> serán:</text:span></text:p>
      <text:p text:style-name="P3"><text:span text:style-name="T4">VagonPasajeros(int capacidad)</text:span><text:line-break/>es el único constructor y recibe el número de asientos para crear la tabla que inicialmente esta vacía.<text:line-break/><text:span text:style-name="T4">void </text:span><text:span text:style-name="T5">S</text:span><text:span text:style-name="T4">ubir(Pasajero pasajero)</text:span><text:line-break/>acomoda al pasajero en el vagón, los asientos se llenan en orden según lleguen pasajeros, si no hay asientos libres debe lanzarse una excepción (Exception).<text:line-break/><text:span text:style-name="T4">Pasajero </text:span><text:span text:style-name="T5">B</text:span><text:span text:style-name="T4">ajar(String nombre)</text:span><text:line-break/>recibe el nombre del pasajero que debe apearse, lo elimina del vagón y devuelve el objeto correspondiente.</text:p>
      <text:p text:style-name="P11">Si no les salen todas bien no importa... intentarlo vale mucho.<text:line-break/>ÁNIMO.</text:p>
      <text:p text:style-name="P12">Y Oooootra clase más.</text:p>
      <text:p text:style-name="P1"><text:span text:style-name="T8">Tranvia</text:span>, que tendrá información sobre los pasajeros que transporta o podría transportar en cada uno de sus vagones.</text:p>
      <text:p text:style-name="P4">Tiene un atributo privado... una tabla vagones, de modo que cada elemento de la tabla debe contener un objeto <text:span text:style-name="T3">VagonPasajeros</text:span>.</text:p>
      <text:p text:style-name="P5">Sus métodos serán:</text:p>
      <text:p text:style-name="P7">Tranvia()</text:p>
      <text:p text:style-name="P4">para construir un tranvía de cuatro vagones.</text:p>
      <text:p text:style-name="P8">Tranvia(int numVagones)</text:p>
      <text:p text:style-name="P4">para construir un tranvía con <text:span text:style-name="T3">numVagones</text:span> vagones</text:p>
      <text:p text:style-name="P8">Pasajero <text:span text:style-name="T16">B</text:span>ajar(String nombre, int vagon)</text:p>
      <text:p text:style-name="P4">para eliminar al pasajero indicado, del vagón indicado y retornarlo como resultado.<text:line-break/>Si no existe ningún pasajero con el nombre indicado, se retornará <text:span text:style-name="T3">null</text:span>.</text:p>
      <text:p text:style-name="P10"/>
      <text:p text:style-name="P6"><text:span text:style-name="T6">nota.- los vagones se numeran desde </text:span><text:span text:style-name="T7">0</text:span><text:span text:style-name="T6"> en adelante.</text:span><text:line-break/></text:p>
      <text:p text:style-name="P9">int <text:span text:style-name="T16">S</text:span>ubir(Pasajero p,int vagon)</text:p>
      <text:p text:style-name="P14"><text:span text:style-name="T10">Para intentar subir al pasajero indicado, en el vagón indicado.<text:line-break/>Si este vagón está lleno, se intentará en los siguientes.<text:line-break/>Si no quedan más vagones detrás, se continuará intentando desde el primer vagón.<text:line-break/>Si finalmente no se consigue subir al pasajero a ningún vagón, se lanzará una excepción </text:span><text:span text:style-name="T13">Excep</text:span><text:span text:style-name="T14">tio</text:span><text:span text:style-name="T13">n </text:span><text:span text:style-name="T10">indicando en un texto el problema.<text:line-break/>Si el vagón solicitado no existe, se lanzará una excepción </text:span><text:span text:style-name="T13">Exception</text:span><text:span text:style-name="T10"> indicando en un texto el problema.<text:line-break/>La función retornará el número del vagón al que haya conseguido subir al pasajero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23:58:42.825607733</meta:creation-date>
    <dc:date>2024-03-08T09:47:05.845000000</dc:date>
    <meta:editing-duration>PT1H27M47S</meta:editing-duration>
    <meta:editing-cycles>7</meta:editing-cycles>
    <meta:generator>LibreOffice/7.4.7.2$Windows_X86_64 LibreOffice_project/723314e595e8007d3cf785c16538505a1c878ca5</meta:generator>
    <meta:document-statistic meta:table-count="0" meta:image-count="0" meta:object-count="0" meta:page-count="1" meta:paragraph-count="18" meta:word-count="351" meta:character-count="2263" meta:non-whitespace-character-count="1929"/>
  </office:meta>
</office:document-meta>
</file>